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andle</text:p>
          </table:table-cell>
          <table:table-cell office:value-type="string" calcext:value-type="string">
            <text:p><text:s/>shaker-ratio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stance</text:p>
          </table:table-cell>
          <table:table-cell office:value-type="string" calcext:value-type="string">
            <text:p><text:s/>responses</text:p>
          </table:table-cell>
          <table:table-cell office:value-type="string" calcext:value-type="string">
            <text:p><text:s/>tweets</text:p>
          </table:table-cell>
          <table:table-cell office:value-type="string" calcext:value-type="string">
            <text:p><text:s/>deleted</text:p>
          </table:table-cell>
          <table:table-cell office:value-type="string" calcext:value-type="string">
            <text:p><text:s/>closed</text:p>
          </table:table-cell>
          <table:table-cell office:value-type="string" calcext:value-type="string">
            <text:p><text:s/>protected</text:p>
          </table:table-cell>
          <table:table-cell office:value-type="string" calcext:value-type="string">
            <text:p><text:s/>suspended</text:p>
          </table:table-cell>
          <table:table-cell office:value-type="string" calcext:value-type="string">
            <text:p>Susp-closed</text:p>
          </table:table-cell>
          <table:table-cell office:value-type="string" calcext:value-type="string">
            <text:p>ratio sus-close</text:p>
          </table:table-cell>
          <table:table-cell office:value-type="string" calcext:value-type="string">
            <text:p>Ratio-proc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nhannity</text:p>
          </table:table-cell>
          <table:table-cell table:style-name="ce1" office:value-type="float" office:value="1" calcext:value-type="float">
            <text:p>1.00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421" calcext:value-type="float">
            <text:p>5421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table:formula="of:=[.J3]+[.L3]" office:value-type="float" office:value="305" calcext:value-type="float">
            <text:p>305</text:p>
          </table:table-cell>
          <table:table-cell table:style-name="ce3" table:formula="of:=[.G3]/[.M3]" office:value-type="float" office:value="17.7737704918033" calcext:value-type="float">
            <text:p>17.77</text:p>
          </table:table-cell>
          <table:table-cell table:style-name="ce3" table:formula="of:=[.G3]/[.K3]" office:value-type="float" office:value="106.294117647059" calcext:value-type="float">
            <text:p>106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iLahren</text:p>
          </table:table-cell>
          <table:table-cell table:style-name="ce1" office:value-type="float" office:value="0.99298076331834" calcext:value-type="float">
            <text:p>0.99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table:formula="of:=[.J4]+[.L4]" office:value-type="float" office:value="243" calcext:value-type="float">
            <text:p>243</text:p>
          </table:table-cell>
          <table:table-cell table:style-name="ce3" table:formula="of:=[.G4]/[.M4]" office:value-type="float" office:value="15.7078189300412" calcext:value-type="float">
            <text:p>15.71</text:p>
          </table:table-cell>
          <table:table-cell table:style-name="ce3" table:formula="of:=[.G4]/[.K4]" office:value-type="float" office:value="109.057142857143" calcext:value-type="float">
            <text:p>10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laryClinton</text:p>
          </table:table-cell>
          <table:table-cell table:style-name="ce1" office:value-type="float" office:value="0.987743138822276" calcext:value-type="float">
            <text:p>0.98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81" calcext:value-type="float">
            <text:p>438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14" calcext:value-type="float">
            <text:p>114</text:p>
          </table:table-cell>
          <table:table-cell table:formula="of:=[.J5]+[.L5]" office:value-type="float" office:value="254" calcext:value-type="float">
            <text:p>254</text:p>
          </table:table-cell>
          <table:table-cell table:style-name="ce3" table:formula="of:=[.G5]/[.M5]" office:value-type="float" office:value="17.248031496063" calcext:value-type="float">
            <text:p>17.25</text:p>
          </table:table-cell>
          <table:table-cell table:style-name="ce3" table:formula="of:=[.G5]/[.K5]" office:value-type="float" office:value="292.066666666667" calcext:value-type="float">
            <text:p>292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Obama</text:p>
          </table:table-cell>
          <table:table-cell table:style-name="ce1" office:value-type="float" office:value="0.98484360990635" calcext:value-type="float">
            <text:p>0.98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174" calcext:value-type="float">
            <text:p>4174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[.J6]+[.L6]" office:value-type="float" office:value="126" calcext:value-type="float">
            <text:p>126</text:p>
          </table:table-cell>
          <table:table-cell table:style-name="ce3" table:formula="of:=[.G6]/[.M6]" office:value-type="float" office:value="33.1269841269841" calcext:value-type="float">
            <text:p>33.13</text:p>
          </table:table-cell>
          <table:table-cell table:style-name="ce3" table:formula="of:=[.G6]/[.K6]" office:value-type="float" office:value="130.4375" calcext:value-type="float">
            <text:p>130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OReilly</text:p>
          </table:table-cell>
          <table:table-cell table:style-name="ce1" office:value-type="float" office:value="0.971648716529735" calcext:value-type="float">
            <text:p>0.97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225" calcext:value-type="float">
            <text:p>6225</text:p>
          </table:table-cell>
          <table:table-cell office:value-type="float" office:value="65" calcext:value-type="float">
            <text:p>65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formula="of:=[.J7]+[.L7]" office:value-type="float" office:value="176" calcext:value-type="float">
            <text:p>176</text:p>
          </table:table-cell>
          <table:table-cell table:style-name="ce3" table:formula="of:=[.G7]/[.M7]" office:value-type="float" office:value="35.3693181818182" calcext:value-type="float">
            <text:p>35.37</text:p>
          </table:table-cell>
          <table:table-cell table:style-name="ce3" table:formula="of:=[.G7]/[.K7]" office:value-type="float" office:value="117.452830188679" calcext:value-type="float">
            <text:p>117.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nieSanders</text:p>
          </table:table-cell>
          <table:table-cell table:style-name="ce1" office:value-type="float" office:value="0.969070897128451" calcext:value-type="float">
            <text:p>0.96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152" calcext:value-type="float">
            <text:p>3152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formula="of:=[.J8]+[.L8]" office:value-type="float" office:value="132" calcext:value-type="float">
            <text:p>132</text:p>
          </table:table-cell>
          <table:table-cell table:style-name="ce3" table:formula="of:=[.G8]/[.M8]" office:value-type="float" office:value="23.8787878787879" calcext:value-type="float">
            <text:p>23.88</text:p>
          </table:table-cell>
          <table:table-cell table:style-name="ce3" table:formula="of:=[.G8]/[.K8]" office:value-type="float" office:value="197" calcext:value-type="float">
            <text:p>19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oulter</text:p>
          </table:table-cell>
          <table:table-cell table:style-name="ce1" office:value-type="float" office:value="0.966380741560598" calcext:value-type="float">
            <text:p>0.96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24" calcext:value-type="float">
            <text:p>152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J9]+[.L9]" office:value-type="float" office:value="67" calcext:value-type="float">
            <text:p>67</text:p>
          </table:table-cell>
          <table:table-cell table:style-name="ce3" table:formula="of:=[.G9]/[.M9]" office:value-type="float" office:value="22.7462686567164" calcext:value-type="float">
            <text:p>22.75</text:p>
          </table:table-cell>
          <table:table-cell table:style-name="ce3" table:formula="of:=[.G9]/[.K9]" office:value-type="float" office:value="89.6470588235294" calcext:value-type="float">
            <text:p>89.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ackObama</text:p>
          </table:table-cell>
          <table:table-cell table:style-name="ce1" office:value-type="float" office:value="0.966211646067761" calcext:value-type="float">
            <text:p>0.9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714" calcext:value-type="float">
            <text:p>5714</text:p>
          </table:table-cell>
          <table:table-cell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[.J10]+[.L10]" office:value-type="float" office:value="172" calcext:value-type="float">
            <text:p>172</text:p>
          </table:table-cell>
          <table:table-cell table:style-name="ce3" table:formula="of:=[.G10]/[.M10]" office:value-type="float" office:value="33.2209302325581" calcext:value-type="float">
            <text:p>33.22</text:p>
          </table:table-cell>
          <table:table-cell table:style-name="ce3" table:formula="of:=[.G10]/[.K10]" office:value-type="float" office:value="112.039215686275" calcext:value-type="float">
            <text:p>112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johnoliver</text:p>
          </table:table-cell>
          <table:table-cell table:style-name="ce1" office:value-type="float" office:value="0.963167927196704" calcext:value-type="float">
            <text:p>0.96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696" calcext:value-type="float">
            <text:p>569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J11]+[.L11]" office:value-type="float" office:value="120" calcext:value-type="float">
            <text:p>120</text:p>
          </table:table-cell>
          <table:table-cell table:style-name="ce3" table:formula="of:=[.G11]/[.M11]" office:value-type="float" office:value="47.4666666666667" calcext:value-type="float">
            <text:p>47.47</text:p>
          </table:table-cell>
          <table:table-cell table:style-name="ce3" table:formula="of:=[.G11]/[.K11]" office:value-type="float" office:value="227.84" calcext:value-type="float">
            <text:p>227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lemon</text:p>
          </table:table-cell>
          <table:table-cell table:style-name="ce1" office:value-type="float" office:value="0.953924040254976" calcext:value-type="float">
            <text:p>0.95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231" calcext:value-type="float">
            <text:p>4231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J12]+[.L12]" office:value-type="float" office:value="177" calcext:value-type="float">
            <text:p>177</text:p>
          </table:table-cell>
          <table:table-cell table:style-name="ce3" table:formula="of:=[.G12]/[.M12]" office:value-type="float" office:value="23.9039548022599" calcext:value-type="float">
            <text:p>23.90</text:p>
          </table:table-cell>
          <table:table-cell table:style-name="ce3" table:formula="of:=[.G12]/[.K12]" office:value-type="float" office:value="114.351351351351" calcext:value-type="float">
            <text:p>1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ckerCarlson</text:p>
          </table:table-cell>
          <table:table-cell table:style-name="ce1" office:value-type="float" office:value="0.95369857959786" calcext:value-type="float">
            <text:p>0.95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580" calcext:value-type="float">
            <text:p>658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J13]+[.L13]" office:value-type="float" office:value="292" calcext:value-type="float">
            <text:p>292</text:p>
          </table:table-cell>
          <table:table-cell table:style-name="ce3" table:formula="of:=[.G13]/[.M13]" office:value-type="float" office:value="22.5342465753425" calcext:value-type="float">
            <text:p>22.53</text:p>
          </table:table-cell>
          <table:table-cell table:style-name="ce3" table:formula="of:=[.G13]/[.K13]" office:value-type="float" office:value="134.285714285714" calcext:value-type="float">
            <text:p>134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dow</text:p>
          </table:table-cell>
          <table:table-cell table:style-name="ce1" office:value-type="float" office:value="0.94355285002767" calcext:value-type="float">
            <text:p>0.94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74" calcext:value-type="float">
            <text:p>167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J14]+[.L14]" office:value-type="float" office:value="61" calcext:value-type="float">
            <text:p>61</text:p>
          </table:table-cell>
          <table:table-cell table:style-name="ce3" table:formula="of:=[.G14]/[.M14]" office:value-type="float" office:value="27.4426229508197" calcext:value-type="float">
            <text:p>27.44</text:p>
          </table:table-cell>
          <table:table-cell table:style-name="ce3" table:formula="of:=[.G14]/[.K14]" office:value-type="float" office:value="167.4" calcext:value-type="float">
            <text:p>167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icbolling</text:p>
          </table:table-cell>
          <table:table-cell table:style-name="ce1" office:value-type="float" office:value="0.937352681956998" calcext:value-type="float">
            <text:p>0.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4989" calcext:value-type="float">
            <text:p>4989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J15]+[.L15]" office:value-type="float" office:value="181" calcext:value-type="float">
            <text:p>181</text:p>
          </table:table-cell>
          <table:table-cell table:style-name="ce3" table:formula="of:=[.G15]/[.M15]" office:value-type="float" office:value="27.5635359116022" calcext:value-type="float">
            <text:p>27.56</text:p>
          </table:table-cell>
          <table:table-cell table:style-name="ce3" table:formula="of:=[.G15]/[.K15]" office:value-type="float" office:value="160.935483870968" calcext:value-type="float">
            <text:p>160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syDeVos</text:p>
          </table:table-cell>
          <table:table-cell table:style-name="ce1" office:value-type="float" office:value="0.921570435958925" calcext:value-type="float">
            <text:p>0.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725" calcext:value-type="float">
            <text:p>27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J16]+[.L16]" office:value-type="float" office:value="68" calcext:value-type="float">
            <text:p>68</text:p>
          </table:table-cell>
          <table:table-cell table:style-name="ce3" table:formula="of:=[.G16]/[.M16]" office:value-type="float" office:value="40.0735294117647" calcext:value-type="float">
            <text:p>40.07</text:p>
          </table:table-cell>
          <table:table-cell table:style-name="ce3" table:formula="of:=[.G16]/[.K16]" office:value-type="float" office:value="170.3125" calcext:value-type="float">
            <text:p>170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grahamAngle</text:p>
          </table:table-cell>
          <table:table-cell table:style-name="ce1" office:value-type="float" office:value="0.911311976060177" calcext:value-type="float">
            <text:p>0.91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042" calcext:value-type="float">
            <text:p>4042</text:p>
          </table:table-cell>
          <table:table-cell office:value-type="float" office:value="45" calcext:value-type="float">
            <text:p>45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J17]+[.L17]" office:value-type="float" office:value="207" calcext:value-type="float">
            <text:p>207</text:p>
          </table:table-cell>
          <table:table-cell table:style-name="ce3" table:formula="of:=[.G17]/[.M17]" office:value-type="float" office:value="19.5265700483092" calcext:value-type="float">
            <text:p>19.53</text:p>
          </table:table-cell>
          <table:table-cell table:style-name="ce3" table:formula="of:=[.G17]/[.K17]" office:value-type="float" office:value="98.5853658536585" calcext:value-type="float">
            <text:p>98.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ersoncooper</text:p>
          </table:table-cell>
          <table:table-cell table:style-name="ce1" office:value-type="float" office:value="0.907867870160105" calcext:value-type="float">
            <text:p>0.9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2595" calcext:value-type="float">
            <text:p>2595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[.J18]+[.L18]" office:value-type="float" office:value="122" calcext:value-type="float">
            <text:p>122</text:p>
          </table:table-cell>
          <table:table-cell table:style-name="ce3" table:formula="of:=[.G18]/[.M18]" office:value-type="float" office:value="21.2704918032787" calcext:value-type="float">
            <text:p>21.27</text:p>
          </table:table-cell>
          <table:table-cell table:style-name="ce3" table:formula="of:=[.G18]/[.K18]" office:value-type="float" office:value="117.954545454545" calcext:value-type="float">
            <text:p>117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ah</text:p>
          </table:table-cell>
          <table:table-cell table:style-name="ce1" office:value-type="float" office:value="0.903730861464674" calcext:value-type="float">
            <text:p>0.90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563" calcext:value-type="float">
            <text:p>3563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[.J19]+[.L19]" office:value-type="float" office:value="111" calcext:value-type="float">
            <text:p>111</text:p>
          </table:table-cell>
          <table:table-cell table:style-name="ce3" table:formula="of:=[.G19]/[.M19]" office:value-type="float" office:value="32.0990990990991" calcext:value-type="float">
            <text:p>32.10</text:p>
          </table:table-cell>
          <table:table-cell table:style-name="ce3" table:formula="of:=[.G19]/[.K19]" office:value-type="float" office:value="96.2972972972973" calcext:value-type="float">
            <text:p>9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eaTantaros</text:p>
          </table:table-cell>
          <table:table-cell table:style-name="ce1" office:value-type="float" office:value="0.896667281559368" calcext:value-type="float">
            <text:p>0.8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833" calcext:value-type="float">
            <text:p>5833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J20]+[.L20]" office:value-type="float" office:value="62" calcext:value-type="float">
            <text:p>62</text:p>
          </table:table-cell>
          <table:table-cell table:style-name="ce3" table:formula="of:=[.G20]/[.M20]" office:value-type="float" office:value="94.0806451612903" calcext:value-type="float">
            <text:p>94.08</text:p>
          </table:table-cell>
          <table:table-cell table:style-name="ce3" table:formula="of:=[.G20]/[.K20]" office:value-type="float" office:value="324.055555555556" calcext:value-type="float">
            <text:p>324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neshDSouza</text:p>
          </table:table-cell>
          <table:table-cell table:style-name="ce1" office:value-type="float" office:value="0.864151488174009" calcext:value-type="float">
            <text:p>0.8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959" calcext:value-type="float">
            <text:p>1959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J21]+[.L21]" office:value-type="float" office:value="120" calcext:value-type="float">
            <text:p>120</text:p>
          </table:table-cell>
          <table:table-cell table:style-name="ce3" table:formula="of:=[.G21]/[.M21]" office:value-type="float" office:value="16.325" calcext:value-type="float">
            <text:p>16.33</text:p>
          </table:table-cell>
          <table:table-cell table:style-name="ce3" table:formula="of:=[.G21]/[.K21]" office:value-type="float" office:value="163.25" calcext:value-type="float">
            <text:p>163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BReich</text:p>
          </table:table-cell>
          <table:table-cell table:style-name="ce1" office:value-type="float" office:value="0.860173399741745" calcext:value-type="float">
            <text:p>0.86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663" calcext:value-type="float">
            <text:p>4663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J22]+[.L22]" office:value-type="float" office:value="153" calcext:value-type="float">
            <text:p>153</text:p>
          </table:table-cell>
          <table:table-cell table:style-name="ce3" table:formula="of:=[.G22]/[.M22]" office:value-type="float" office:value="30.4771241830065" calcext:value-type="float">
            <text:p>30.48</text:p>
          </table:table-cell>
          <table:table-cell table:style-name="ce3" table:formula="of:=[.G22]/[.K22]" office:value-type="float" office:value="259.055555555556" calcext:value-type="float">
            <text:p>259.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rningmika</text:p>
          </table:table-cell>
          <table:table-cell table:style-name="ce1" office:value-type="float" office:value="0.853320616828959" calcext:value-type="float">
            <text:p>0.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3953" calcext:value-type="float">
            <text:p>3953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[.J23]+[.L23]" office:value-type="float" office:value="159" calcext:value-type="float">
            <text:p>159</text:p>
          </table:table-cell>
          <table:table-cell table:style-name="ce3" table:formula="of:=[.G23]/[.M23]" office:value-type="float" office:value="24.8616352201258" calcext:value-type="float">
            <text:p>24.86</text:p>
          </table:table-cell>
          <table:table-cell table:style-name="ce3" table:formula="of:=[.G23]/[.K23]" office:value-type="float" office:value="232.529411764706" calcext:value-type="float">
            <text:p>23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teSilver538</text:p>
          </table:table-cell>
          <table:table-cell table:style-name="ce1" office:value-type="float" office:value="0.841768272726732" calcext:value-type="float">
            <text:p>0.8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572" calcext:value-type="float">
            <text:p>2572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J24]+[.L24]" office:value-type="float" office:value="67" calcext:value-type="float">
            <text:p>67</text:p>
          </table:table-cell>
          <table:table-cell table:style-name="ce3" table:formula="of:=[.G24]/[.M24]" office:value-type="float" office:value="38.3880597014925" calcext:value-type="float">
            <text:p>38.39</text:p>
          </table:table-cell>
          <table:table-cell table:style-name="ce3" table:formula="of:=[.G24]/[.K24]" office:value-type="float" office:value="98.9230769230769" calcext:value-type="float">
            <text:p>98.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uthammer</text:p>
          </table:table-cell>
          <table:table-cell table:style-name="ce1" office:value-type="float" office:value="0.825662330374054" calcext:value-type="float">
            <text:p>0.8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778" calcext:value-type="float">
            <text:p>5778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J25]+[.L25]" office:value-type="float" office:value="118" calcext:value-type="float">
            <text:p>118</text:p>
          </table:table-cell>
          <table:table-cell table:style-name="ce3" table:formula="of:=[.G25]/[.M25]" office:value-type="float" office:value="48.9661016949153" calcext:value-type="float">
            <text:p>48.97</text:p>
          </table:table-cell>
          <table:table-cell table:style-name="ce3" table:formula="of:=[.G25]/[.K25]" office:value-type="float" office:value="222.230769230769" calcext:value-type="float">
            <text:p>222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hume</text:p>
          </table:table-cell>
          <table:table-cell table:style-name="ce1" office:value-type="float" office:value="0.798976203652463" calcext:value-type="float">
            <text:p>0.79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150" calcext:value-type="float">
            <text:p>315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J26]+[.L26]" office:value-type="float" office:value="134" calcext:value-type="float">
            <text:p>134</text:p>
          </table:table-cell>
          <table:table-cell table:style-name="ce3" table:formula="of:=[.G26]/[.M26]" office:value-type="float" office:value="23.5074626865672" calcext:value-type="float">
            <text:p>23.51</text:p>
          </table:table-cell>
          <table:table-cell table:style-name="ce3" table:formula="of:=[.G26]/[.K26]" office:value-type="float" office:value="242.307692307692" calcext:value-type="float">
            <text:p>242.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melehill</text:p>
          </table:table-cell>
          <table:table-cell table:style-name="ce1" office:value-type="float" office:value="0.761563825862387" calcext:value-type="float">
            <text:p>0.76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402" calcext:value-type="float">
            <text:p>2402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J27]+[.L27]" office:value-type="float" office:value="120" calcext:value-type="float">
            <text:p>120</text:p>
          </table:table-cell>
          <table:table-cell table:style-name="ce3" table:formula="of:=[.G27]/[.M27]" office:value-type="float" office:value="20.0166666666667" calcext:value-type="float">
            <text:p>20.02</text:p>
          </table:table-cell>
          <table:table-cell table:style-name="ce3" table:formula="of:=[.G27]/[.K27]" office:value-type="float" office:value="184.769230769231" calcext:value-type="float">
            <text:p>184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vornoah</text:p>
          </table:table-cell>
          <table:table-cell table:style-name="ce1" office:value-type="float" office:value="0.759327760463694" calcext:value-type="float">
            <text:p>0.75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44" calcext:value-type="float">
            <text:p>2844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J28]+[.L28]" office:value-type="float" office:value="83" calcext:value-type="float">
            <text:p>83</text:p>
          </table:table-cell>
          <table:table-cell table:style-name="ce3" table:formula="of:=[.G28]/[.M28]" office:value-type="float" office:value="34.2650602409639" calcext:value-type="float">
            <text:p>34.27</text:p>
          </table:table-cell>
          <table:table-cell table:style-name="ce3" table:formula="of:=[.G28]/[.K28]" office:value-type="float" office:value="113.76" calcext:value-type="float">
            <text:p>113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CornDC</text:p>
          </table:table-cell>
          <table:table-cell table:style-name="ce1" office:value-type="float" office:value="0.745848227862616" calcext:value-type="float">
            <text:p>0.7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720" calcext:value-type="float">
            <text:p>272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29]+[.L29]" office:value-type="float" office:value="52" calcext:value-type="float">
            <text:p>52</text:p>
          </table:table-cell>
          <table:table-cell table:style-name="ce3" table:formula="of:=[.G29]/[.M29]" office:value-type="float" office:value="52.3076923076923" calcext:value-type="float">
            <text:p>52.31</text:p>
          </table:table-cell>
          <table:table-cell table:style-name="ce3" table:formula="of:=[.G29]/[.K29]" office:value-type="float" office:value="209.230769230769" calcext:value-type="float">
            <text:p>209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NBC</text:p>
          </table:table-cell>
          <table:table-cell table:style-name="ce1" office:value-type="float" office:value="0.745547482609446" calcext:value-type="float">
            <text:p>0.7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78" calcext:value-type="float">
            <text:p>2278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J30]+[.L30]" office:value-type="float" office:value="69" calcext:value-type="float">
            <text:p>69</text:p>
          </table:table-cell>
          <table:table-cell table:style-name="ce3" table:formula="of:=[.G30]/[.M30]" office:value-type="float" office:value="33.0144927536232" calcext:value-type="float">
            <text:p>33.01</text:p>
          </table:table-cell>
          <table:table-cell table:style-name="ce3" table:formula="of:=[.G30]/[.K30]" office:value-type="float" office:value="151.866666666667" calcext:value-type="float">
            <text:p>151.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mguilfoyle</text:p>
          </table:table-cell>
          <table:table-cell table:style-name="ce1" office:value-type="float" office:value="0.726115939827324" calcext:value-type="float">
            <text:p>0.72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50" calcext:value-type="float">
            <text:p>3650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J31]+[.L31]" office:value-type="float" office:value="112" calcext:value-type="float">
            <text:p>112</text:p>
          </table:table-cell>
          <table:table-cell table:style-name="ce3" table:formula="of:=[.G31]/[.M31]" office:value-type="float" office:value="32.5892857142857" calcext:value-type="float">
            <text:p>32.59</text:p>
          </table:table-cell>
          <table:table-cell table:style-name="ce3" table:formula="of:=[.G31]/[.K31]" office:value-type="float" office:value="73" calcext:value-type="float">
            <text:p>7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lhayes</text:p>
          </table:table-cell>
          <table:table-cell table:style-name="ce1" office:value-type="float" office:value="0.696474494612455" calcext:value-type="float">
            <text:p>0.69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J32]+[.L32]" office:value-type="float" office:value="27" calcext:value-type="float">
            <text:p>27</text:p>
          </table:table-cell>
          <table:table-cell table:style-name="ce3" table:formula="of:=[.G32]/[.M32]" office:value-type="float" office:value="43.2222222222222" calcext:value-type="float">
            <text:p>43.22</text:p>
          </table:table-cell>
          <table:table-cell table:style-name="ce3" table:formula="of:=[.G32]/[.K32]" office:value-type="float" office:value="166.714285714286" calcext:value-type="float">
            <text:p>166.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rum</text:p>
          </table:table-cell>
          <table:table-cell table:style-name="ce1" office:value-type="float" office:value="0.693914504024311" calcext:value-type="float">
            <text:p>0.69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99" calcext:value-type="float">
            <text:p>2599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33]+[.L33]" office:value-type="float" office:value="79" calcext:value-type="float">
            <text:p>79</text:p>
          </table:table-cell>
          <table:table-cell table:style-name="ce3" table:formula="of:=[.G33]/[.M33]" office:value-type="float" office:value="32.8987341772152" calcext:value-type="float">
            <text:p>32.90</text:p>
          </table:table-cell>
          <table:table-cell table:style-name="ce3" table:formula="of:=[.G33]/[.K33]" office:value-type="float" office:value="129.95" calcext:value-type="float">
            <text:p>129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Lynch</text:p>
          </table:table-cell>
          <table:table-cell table:style-name="ce1" office:value-type="float" office:value="0.69101929994466" calcext:value-type="float">
            <text:p>0.6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359" calcext:value-type="float">
            <text:p>4359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formula="of:=[.J34]+[.L34]" office:value-type="float" office:value="137" calcext:value-type="float">
            <text:p>137</text:p>
          </table:table-cell>
          <table:table-cell table:style-name="ce3" table:formula="of:=[.G34]/[.M34]" office:value-type="float" office:value="31.8175182481752" calcext:value-type="float">
            <text:p>31.82</text:p>
          </table:table-cell>
          <table:table-cell table:style-name="ce3" table:formula="of:=[.G34]/[.K34]" office:value-type="float" office:value="101.372093023256" calcext:value-type="float">
            <text:p>10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oesch</text:p>
          </table:table-cell>
          <table:table-cell table:style-name="ce1" office:value-type="float" office:value="0.688030771963626" calcext:value-type="float">
            <text:p>0.68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31" calcext:value-type="float">
            <text:p>183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J35]+[.L35]" office:value-type="float" office:value="85" calcext:value-type="float">
            <text:p>85</text:p>
          </table:table-cell>
          <table:table-cell table:style-name="ce3" table:formula="of:=[.G35]/[.M35]" office:value-type="float" office:value="21.5411764705882" calcext:value-type="float">
            <text:p>21.54</text:p>
          </table:table-cell>
          <table:table-cell table:style-name="ce3" table:formula="of:=[.G35]/[.K35]" office:value-type="float" office:value="228.875" calcext:value-type="float">
            <text:p>228.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etapper</text:p>
          </table:table-cell>
          <table:table-cell table:style-name="ce1" office:value-type="float" office:value="0.681608559306401" calcext:value-type="float">
            <text:p>0.68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17" calcext:value-type="float">
            <text:p>2217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J36]+[.L36]" office:value-type="float" office:value="109" calcext:value-type="float">
            <text:p>109</text:p>
          </table:table-cell>
          <table:table-cell table:style-name="ce3" table:formula="of:=[.G36]/[.M36]" office:value-type="float" office:value="20.3394495412844" calcext:value-type="float">
            <text:p>20.34</text:p>
          </table:table-cell>
          <table:table-cell table:style-name="ce3" table:formula="of:=[.G36]/[.K36]" office:value-type="float" office:value="79.1785714285714" calcext:value-type="float">
            <text:p>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rahPalinUSA</text:p>
          </table:table-cell>
          <table:table-cell table:style-name="ce1" office:value-type="float" office:value="0.678096090040507" calcext:value-type="float">
            <text:p>0.67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4879" calcext:value-type="float">
            <text:p>4879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formula="of:=[.J37]+[.L37]" office:value-type="float" office:value="214" calcext:value-type="float">
            <text:p>214</text:p>
          </table:table-cell>
          <table:table-cell table:style-name="ce3" table:formula="of:=[.G37]/[.M37]" office:value-type="float" office:value="22.7990654205607" calcext:value-type="float">
            <text:p>22.80</text:p>
          </table:table-cell>
          <table:table-cell table:style-name="ce3" table:formula="of:=[.G37]/[.K37]" office:value-type="float" office:value="106.065217391304" calcext:value-type="float">
            <text:p>106.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greenwald</text:p>
          </table:table-cell>
          <table:table-cell table:style-name="ce1" office:value-type="float" office:value="0.663277070651171" calcext:value-type="float">
            <text:p>0.6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J38]+[.L38]" office:value-type="float" office:value="66" calcext:value-type="float">
            <text:p>66</text:p>
          </table:table-cell>
          <table:table-cell table:style-name="ce3" table:formula="of:=[.G38]/[.M38]" office:value-type="float" office:value="15.8484848484848" calcext:value-type="float">
            <text:p>15.85</text:p>
          </table:table-cell>
          <table:table-cell table:style-name="ce3" table:formula="of:=[.G38]/[.K38]" office:value-type="float" office:value="116.222222222222" calcext:value-type="float">
            <text:p>116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gynkelly</text:p>
          </table:table-cell>
          <table:table-cell table:style-name="ce1" office:value-type="float" office:value="0.65848259478721" calcext:value-type="float">
            <text:p>0.6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eutral</text:p>
          </table:table-cell>
          <table:table-cell office:value-type="float" office:value="2661" calcext:value-type="float">
            <text:p>266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J39]+[.L39]" office:value-type="float" office:value="99" calcext:value-type="float">
            <text:p>99</text:p>
          </table:table-cell>
          <table:table-cell table:style-name="ce3" table:formula="of:=[.G39]/[.M39]" office:value-type="float" office:value="26.8787878787879" calcext:value-type="float">
            <text:p>26.88</text:p>
          </table:table-cell>
          <table:table-cell table:style-name="ce3" table:formula="of:=[.G39]/[.K39]" office:value-type="float" office:value="76.0285714285714" calcext:value-type="float">
            <text:p>76.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Stephanopoulos</text:p>
          </table:table-cell>
          <table:table-cell table:style-name="ce1" office:value-type="float" office:value="0.647326126098038" calcext:value-type="float">
            <text:p>0.6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530" calcext:value-type="float">
            <text:p>4530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[.J40]+[.L40]" office:value-type="float" office:value="128" calcext:value-type="float">
            <text:p>128</text:p>
          </table:table-cell>
          <table:table-cell table:style-name="ce3" table:formula="of:=[.G40]/[.M40]" office:value-type="float" office:value="35.390625" calcext:value-type="float">
            <text:p>35.39</text:p>
          </table:table-cell>
          <table:table-cell table:style-name="ce3" table:formula="of:=[.G40]/[.K40]" office:value-type="float" office:value="174.230769230769" calcext:value-type="float">
            <text:p>174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tBaier</text:p>
          </table:table-cell>
          <table:table-cell table:style-name="ce1" office:value-type="float" office:value="0.6087437742114" calcext:value-type="float">
            <text:p>0.6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41]+[.L41]" office:value-type="float" office:value="25" calcext:value-type="float">
            <text:p>25</text:p>
          </table:table-cell>
          <table:table-cell table:style-name="ce3" table:formula="of:=[.G41]/[.M41]" office:value-type="float" office:value="36" calcext:value-type="float">
            <text:p>36.00</text:p>
          </table:table-cell>
          <table:table-cell table:style-name="ce3" table:formula="of:=[.G41]/[.K41]" office:value-type="float" office:value="128.571428571429" calcext:value-type="float">
            <text:p>128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gutfeld</text:p>
          </table:table-cell>
          <table:table-cell table:style-name="ce1" office:value-type="float" office:value="0.608052019922524" calcext:value-type="float">
            <text:p>0.60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637" calcext:value-type="float">
            <text:p>2637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[.J42]+[.L42]" office:value-type="float" office:value="104" calcext:value-type="float">
            <text:p>104</text:p>
          </table:table-cell>
          <table:table-cell table:style-name="ce3" table:formula="of:=[.G42]/[.M42]" office:value-type="float" office:value="25.3557692307692" calcext:value-type="float">
            <text:p>25.36</text:p>
          </table:table-cell>
          <table:table-cell table:style-name="ce3" table:formula="of:=[.G42]/[.K42]" office:value-type="float" office:value="119.863636363636" calcext:value-type="float">
            <text:p>119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neSawyer</text:p>
          </table:table-cell>
          <table:table-cell table:style-name="ce1" office:value-type="float" office:value="0.597470741355633" calcext:value-type="float">
            <text:p>0.59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650" calcext:value-type="float">
            <text:p>265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43]+[.L43]" office:value-type="float" office:value="45" calcext:value-type="float">
            <text:p>45</text:p>
          </table:table-cell>
          <table:table-cell table:style-name="ce3" table:formula="of:=[.G43]/[.M43]" office:value-type="float" office:value="58.8888888888889" calcext:value-type="float">
            <text:p>58.89</text:p>
          </table:table-cell>
          <table:table-cell table:style-name="ce3" table:formula="of:=[.G43]/[.K43]" office:value-type="float" office:value="203.846153846154" calcext:value-type="float">
            <text:p>203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yTurNBC</text:p>
          </table:table-cell>
          <table:table-cell table:style-name="ce1" office:value-type="float" office:value="0.573475285705501" calcext:value-type="float">
            <text:p>0.5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1187" calcext:value-type="float">
            <text:p>118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J44]+[.L44]" office:value-type="float" office:value="26" calcext:value-type="float">
            <text:p>26</text:p>
          </table:table-cell>
          <table:table-cell table:style-name="ce3" table:formula="of:=[.G44]/[.M44]" office:value-type="float" office:value="45.6538461538462" calcext:value-type="float">
            <text:p>45.65</text:p>
          </table:table-cell>
          <table:table-cell table:style-name="ce3" table:formula="of:=[.G44]/[.K44]" office:value-type="float" office:value="118.7" calcext:value-type="float">
            <text:p>118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dgenap</text:p>
          </table:table-cell>
          <table:table-cell table:style-name="ce1" office:value-type="float" office:value="0.571696488962676" calcext:value-type="float">
            <text:p>0.5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719" calcext:value-type="float">
            <text:p>371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J45]+[.L45]" office:value-type="float" office:value="87" calcext:value-type="float">
            <text:p>87</text:p>
          </table:table-cell>
          <table:table-cell table:style-name="ce3" table:formula="of:=[.G45]/[.M45]" office:value-type="float" office:value="42.7471264367816" calcext:value-type="float">
            <text:p>42.75</text:p>
          </table:table-cell>
          <table:table-cell table:style-name="ce3" table:formula="of:=[.G45]/[.K45]" office:value-type="float" office:value="195.736842105263" calcext:value-type="float">
            <text:p>195.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hygriffin</text:p>
          </table:table-cell>
          <table:table-cell table:style-name="ce1" office:value-type="float" office:value="0.566569368939238" calcext:value-type="float">
            <text:p>0.56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848" calcext:value-type="float">
            <text:p>2848</text:p>
          </table:table-cell>
          <table:table-cell office:value-type="float" office:value="51" calcext:value-type="float">
            <text:p>51</text:p>
          </table:table-cell>
          <table:table-cell office:value-type="float" office:value="208" calcext:value-type="float">
            <text:p>20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[.J46]+[.L46]" office:value-type="float" office:value="174" calcext:value-type="float">
            <text:p>174</text:p>
          </table:table-cell>
          <table:table-cell table:style-name="ce3" table:formula="of:=[.G46]/[.M46]" office:value-type="float" office:value="16.367816091954" calcext:value-type="float">
            <text:p>16.37</text:p>
          </table:table-cell>
          <table:table-cell table:style-name="ce3" table:formula="of:=[.G46]/[.K46]" office:value-type="float" office:value="237.333333333333" calcext:value-type="float">
            <text:p>237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ulkrugman</text:p>
          </table:table-cell>
          <table:table-cell table:style-name="ce1" office:value-type="float" office:value="0.554893363415776" calcext:value-type="float">
            <text:p>0.5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133" calcext:value-type="float">
            <text:p>213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J47]+[.L47]" office:value-type="float" office:value="60" calcext:value-type="float">
            <text:p>60</text:p>
          </table:table-cell>
          <table:table-cell table:style-name="ce3" table:formula="of:=[.G47]/[.M47]" office:value-type="float" office:value="35.55" calcext:value-type="float">
            <text:p>35.55</text:p>
          </table:table-cell>
          <table:table-cell table:style-name="ce3" table:formula="of:=[.G47]/[.K47]" office:value-type="float" office:value="355.5" calcext:value-type="float">
            <text:p>35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doggg</text:p>
          </table:table-cell>
          <table:table-cell table:style-name="ce1" office:value-type="float" office:value="0.531926107465676" calcext:value-type="float">
            <text:p>0.53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569" calcext:value-type="float">
            <text:p>256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48]+[.L48]" office:value-type="float" office:value="60" calcext:value-type="float">
            <text:p>60</text:p>
          </table:table-cell>
          <table:table-cell table:style-name="ce3" table:formula="of:=[.G48]/[.M48]" office:value-type="float" office:value="42.8166666666667" calcext:value-type="float">
            <text:p>42.82</text:p>
          </table:table-cell>
          <table:table-cell table:style-name="ce3" table:formula="of:=[.G48]/[.K48]" office:value-type="float" office:value="111.695652173913" calcext:value-type="float">
            <text:p>111.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thamaccallum</text:p>
          </table:table-cell>
          <table:table-cell table:style-name="ce1" office:value-type="float" office:value="0.531237053232571" calcext:value-type="float">
            <text:p>0.5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3194" calcext:value-type="float">
            <text:p>3194</text:p>
          </table:table-cell>
          <table:table-cell office:value-type="float" office:value="61" calcext:value-type="float">
            <text:p>61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formula="of:=[.J49]+[.L49]" office:value-type="float" office:value="145" calcext:value-type="float">
            <text:p>145</text:p>
          </table:table-cell>
          <table:table-cell table:style-name="ce3" table:formula="of:=[.G49]/[.M49]" office:value-type="float" office:value="22.0275862068965" calcext:value-type="float">
            <text:p>22.03</text:p>
          </table:table-cell>
          <table:table-cell table:style-name="ce3" table:formula="of:=[.G49]/[.K49]" office:value-type="float" office:value="199.625" calcext:value-type="float">
            <text:p>199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aPerino</text:p>
          </table:table-cell>
          <table:table-cell table:style-name="ce1" office:value-type="float" office:value="0.529607083563918" calcext:value-type="float">
            <text:p>0.5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566" calcext:value-type="float">
            <text:p>1566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J50]+[.L50]" office:value-type="float" office:value="75" calcext:value-type="float">
            <text:p>75</text:p>
          </table:table-cell>
          <table:table-cell table:style-name="ce3" table:formula="of:=[.G50]/[.M50]" office:value-type="float" office:value="20.88" calcext:value-type="float">
            <text:p>20.88</text:p>
          </table:table-cell>
          <table:table-cell table:style-name="ce3" table:formula="of:=[.G50]/[.K50]" office:value-type="float" office:value="195.75" calcext:value-type="float">
            <text:p>19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wahawkblog</text:p>
          </table:table-cell>
          <table:table-cell table:style-name="ce1" office:value-type="float" office:value="0.52757793764988" calcext:value-type="float">
            <text:p>0.52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28" calcext:value-type="float">
            <text:p>72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1]+[.L51]" office:value-type="float" office:value="18" calcext:value-type="float">
            <text:p>18</text:p>
          </table:table-cell>
          <table:table-cell table:style-name="ce3" table:formula="of:=[.G51]/[.M51]" office:value-type="float" office:value="40.4444444444444" calcext:value-type="float">
            <text:p>40.44</text:p>
          </table:table-cell>
          <table:table-cell table:style-name="ce3" table:formula="of:=[.G51]/[.K5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dballChris</text:p>
          </table:table-cell>
          <table:table-cell table:style-name="ce1" office:value-type="float" office:value="0.494966664031412" calcext:value-type="float">
            <text:p>0.49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83" calcext:value-type="float">
            <text:p>68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52]+[.L52]" office:value-type="float" office:value="16" calcext:value-type="float">
            <text:p>16</text:p>
          </table:table-cell>
          <table:table-cell table:style-name="ce3" table:formula="of:=[.G52]/[.M52]" office:value-type="float" office:value="42.6875" calcext:value-type="float">
            <text:p>42.69</text:p>
          </table:table-cell>
          <table:table-cell table:style-name="ce3" table:formula="of:=[.G52]/[.K52]" office:value-type="float" office:value="97.5714285714286" calcext:value-type="float">
            <text:p>9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sMBlow</text:p>
          </table:table-cell>
          <table:table-cell table:style-name="ce1" office:value-type="float" office:value="0.48699501936912" calcext:value-type="float">
            <text:p>0.48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40" calcext:value-type="float">
            <text:p>14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53]+[.L53]" office:value-type="float" office:value="38" calcext:value-type="float">
            <text:p>38</text:p>
          </table:table-cell>
          <table:table-cell table:style-name="ce3" table:formula="of:=[.G53]/[.M53]" office:value-type="float" office:value="37.8947368421053" calcext:value-type="float">
            <text:p>37.89</text:p>
          </table:table-cell>
          <table:table-cell table:style-name="ce3" table:formula="of:=[.G53]/[.K53]" office:value-type="float" office:value="110.769230769231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WErickson</text:p>
          </table:table-cell>
          <table:table-cell table:style-name="ce1" office:value-type="float" office:value="0.483824478878436" calcext:value-type="float">
            <text:p>0.48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3" calcext:value-type="float">
            <text:p>76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J54]+[.L54]" office:value-type="float" office:value="33" calcext:value-type="float">
            <text:p>33</text:p>
          </table:table-cell>
          <table:table-cell table:style-name="ce3" table:formula="of:=[.G54]/[.M54]" office:value-type="float" office:value="23.1212121212121" calcext:value-type="float">
            <text:p>23.12</text:p>
          </table:table-cell>
          <table:table-cell table:style-name="ce3" table:formula="of:=[.G54]/[.K54]" office:value-type="float" office:value="76.3" calcext:value-type="float">
            <text:p>76.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wrence</text:p>
          </table:table-cell>
          <table:table-cell table:style-name="ce1" office:value-type="float" office:value="0.481358502941237" calcext:value-type="float">
            <text:p>0.48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854" calcext:value-type="float">
            <text:p>85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J55]+[.L55]" office:value-type="float" office:value="23" calcext:value-type="float">
            <text:p>23</text:p>
          </table:table-cell>
          <table:table-cell table:style-name="ce3" table:formula="of:=[.G55]/[.M55]" office:value-type="float" office:value="37.1304347826087" calcext:value-type="float">
            <text:p>37.13</text:p>
          </table:table-cell>
          <table:table-cell table:style-name="ce3" table:formula="of:=[.G55]/[.K55]" office:value-type="float" office:value="94.8888888888889" calcext:value-type="float">
            <text:p>94.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ellemalkin</text:p>
          </table:table-cell>
          <table:table-cell table:style-name="ce1" office:value-type="float" office:value="0.479865587779257" calcext:value-type="float">
            <text:p>0.47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J56]+[.L56]" office:value-type="float" office:value="60" calcext:value-type="float">
            <text:p>60</text:p>
          </table:table-cell>
          <table:table-cell table:style-name="ce3" table:formula="of:=[.G56]/[.M56]" office:value-type="float" office:value="29.1666666666667" calcext:value-type="float">
            <text:p>29.17</text:p>
          </table:table-cell>
          <table:table-cell table:style-name="ce3" table:formula="of:=[.G56]/[.K56]" office:value-type="float" office:value="109.375" calcext:value-type="float">
            <text:p>109.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rstenPowers</text:p>
          </table:table-cell>
          <table:table-cell table:style-name="ce1" office:value-type="float" office:value="0.471269138535326" calcext:value-type="float">
            <text:p>0.47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858" calcext:value-type="float">
            <text:p>185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J57]+[.L57]" office:value-type="float" office:value="57" calcext:value-type="float">
            <text:p>57</text:p>
          </table:table-cell>
          <table:table-cell table:style-name="ce3" table:formula="of:=[.G57]/[.M57]" office:value-type="float" office:value="32.5964912280702" calcext:value-type="float">
            <text:p>32.60</text:p>
          </table:table-cell>
          <table:table-cell table:style-name="ce3" table:formula="of:=[.G57]/[.K57]" office:value-type="float" office:value="168.909090909091" calcext:value-type="float">
            <text:p>168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chellreports</text:p>
          </table:table-cell>
          <table:table-cell table:style-name="ce1" office:value-type="float" office:value="0.454528684744512" calcext:value-type="float">
            <text:p>0.45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44" calcext:value-type="float">
            <text:p>134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J58]+[.L58]" office:value-type="float" office:value="60" calcext:value-type="float">
            <text:p>60</text:p>
          </table:table-cell>
          <table:table-cell table:style-name="ce3" table:formula="of:=[.G58]/[.M58]" office:value-type="float" office:value="22.4" calcext:value-type="float">
            <text:p>22.40</text:p>
          </table:table-cell>
          <table:table-cell table:style-name="ce3" table:formula="of:=[.G58]/[.K58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liaioffe</text:p>
          </table:table-cell>
          <table:table-cell table:style-name="ce1" office:value-type="float" office:value="0.44531526545915" calcext:value-type="float">
            <text:p>0.44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24" calcext:value-type="float">
            <text:p>162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J59]+[.L59]" office:value-type="float" office:value="59" calcext:value-type="float">
            <text:p>59</text:p>
          </table:table-cell>
          <table:table-cell table:style-name="ce3" table:formula="of:=[.G59]/[.M59]" office:value-type="float" office:value="27.5254237288136" calcext:value-type="float">
            <text:p>27.53</text:p>
          </table:table-cell>
          <table:table-cell table:style-name="ce3" table:formula="of:=[.G59]/[.K59]" office:value-type="float" office:value="270.666666666667" calcext:value-type="float">
            <text:p>270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upp</text:p>
          </table:table-cell>
          <table:table-cell table:style-name="ce1" office:value-type="float" office:value="0.435514835994452" calcext:value-type="float">
            <text:p>0.4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2318" calcext:value-type="float">
            <text:p>231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J60]+[.L60]" office:value-type="float" office:value="86" calcext:value-type="float">
            <text:p>86</text:p>
          </table:table-cell>
          <table:table-cell table:style-name="ce3" table:formula="of:=[.G60]/[.M60]" office:value-type="float" office:value="26.953488372093" calcext:value-type="float">
            <text:p>26.95</text:p>
          </table:table-cell>
          <table:table-cell table:style-name="ce3" table:formula="of:=[.G60]/[.K60]" office:value-type="float" office:value="579.5" calcext:value-type="float">
            <text:p>579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Cavuto</text:p>
          </table:table-cell>
          <table:table-cell table:style-name="ce1" office:value-type="float" office:value="0.428149787862018" calcext:value-type="float">
            <text:p>0.42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899" calcext:value-type="float">
            <text:p>189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61]+[.L61]" office:value-type="float" office:value="47" calcext:value-type="float">
            <text:p>47</text:p>
          </table:table-cell>
          <table:table-cell table:style-name="ce3" table:formula="of:=[.G61]/[.M61]" office:value-type="float" office:value="40.4042553191489" calcext:value-type="float">
            <text:p>40.40</text:p>
          </table:table-cell>
          <table:table-cell table:style-name="ce3" table:formula="of:=[.G61]/[.K61]" office:value-type="float" office:value="211" calcext:value-type="float">
            <text:p>21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friedman</text:p>
          </table:table-cell>
          <table:table-cell table:style-name="ce1" office:value-type="float" office:value="0.420033204205866" calcext:value-type="float">
            <text:p>0.4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898" calcext:value-type="float">
            <text:p>28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J62]+[.L62]" office:value-type="float" office:value="72" calcext:value-type="float">
            <text:p>72</text:p>
          </table:table-cell>
          <table:table-cell table:style-name="ce3" table:formula="of:=[.G62]/[.M62]" office:value-type="float" office:value="40.25" calcext:value-type="float">
            <text:p>40.25</text:p>
          </table:table-cell>
          <table:table-cell table:style-name="ce3" table:formula="of:=[.G62]/[.K62]" office:value-type="float" office:value="207" calcext:value-type="float">
            <text:p>2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nahNRO</text:p>
          </table:table-cell>
          <table:table-cell table:style-name="ce1" office:value-type="float" office:value="0.411776679452194" calcext:value-type="float">
            <text:p>0.4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177" calcext:value-type="float">
            <text:p>117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63]+[.L63]" office:value-type="float" office:value="32" calcext:value-type="float">
            <text:p>32</text:p>
          </table:table-cell>
          <table:table-cell table:style-name="ce3" table:formula="of:=[.G63]/[.M63]" office:value-type="float" office:value="36.78125" calcext:value-type="float">
            <text:p>36.78</text:p>
          </table:table-cell>
          <table:table-cell table:style-name="ce3" table:formula="of:=[.G63]/[.K63]" office:value-type="float" office:value="1177" calcext:value-type="float">
            <text:p>117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iaArgento</text:p>
          </table:table-cell>
          <table:table-cell table:style-name="ce1" office:value-type="float" office:value="0.411363217118613" calcext:value-type="float">
            <text:p>0.41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64]+[.L64]" office:value-type="float" office:value="44" calcext:value-type="float">
            <text:p>44</text:p>
          </table:table-cell>
          <table:table-cell table:style-name="ce3" table:formula="of:=[.G64]/[.M64]" office:value-type="float" office:value="10.1363636363636" calcext:value-type="float">
            <text:p>10.14</text:p>
          </table:table-cell>
          <table:table-cell table:style-name="ce3" table:formula="of:=[.G64]/[.K64]" office:value-type="float" office:value="111.5" calcext:value-type="float">
            <text:p>11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RRISFAULKNER</text:p>
          </table:table-cell>
          <table:table-cell table:style-name="ce1" office:value-type="float" office:value="0.401770890979524" calcext:value-type="float">
            <text:p>0.40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594" calcext:value-type="float">
            <text:p>59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65]+[.L65]" office:value-type="float" office:value="21" calcext:value-type="float">
            <text:p>21</text:p>
          </table:table-cell>
          <table:table-cell table:style-name="ce3" table:formula="of:=[.G65]/[.M65]" office:value-type="float" office:value="28.2857142857143" calcext:value-type="float">
            <text:p>28.29</text:p>
          </table:table-cell>
          <table:table-cell table:style-name="ce3" table:formula="of:=[.G65]/[.K65]" office:value-type="float" office:value="54" calcext:value-type="float">
            <text:p>5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aibbi</text:p>
          </table:table-cell>
          <table:table-cell table:style-name="ce1" office:value-type="float" office:value="0.366038899649511" calcext:value-type="float">
            <text:p>0.36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309" calcext:value-type="float">
            <text:p>230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J66]+[.L66]" office:value-type="float" office:value="77" calcext:value-type="float">
            <text:p>77</text:p>
          </table:table-cell>
          <table:table-cell table:style-name="ce3" table:formula="of:=[.G66]/[.M66]" office:value-type="float" office:value="29.987012987013" calcext:value-type="float">
            <text:p>29.99</text:p>
          </table:table-cell>
          <table:table-cell table:style-name="ce3" table:formula="of:=[.G66]/[.K66]" office:value-type="float" office:value="288.625" calcext:value-type="float">
            <text:p>288.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Melber</text:p>
          </table:table-cell>
          <table:table-cell table:style-name="ce1" office:value-type="float" office:value="0.363026886183361" calcext:value-type="float">
            <text:p>0.36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67]+[.L67]" office:value-type="float" office:value="25" calcext:value-type="float">
            <text:p>25</text:p>
          </table:table-cell>
          <table:table-cell table:style-name="ce3" table:formula="of:=[.G67]/[.M67]" office:value-type="float" office:value="45.8" calcext:value-type="float">
            <text:p>45.80</text:p>
          </table:table-cell>
          <table:table-cell table:style-name="ce3" table:formula="of:=[.G67]/[.K67]" office:value-type="float" office:value="143.125" calcext:value-type="float">
            <text:p>14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tyglesias</text:p>
          </table:table-cell>
          <table:table-cell table:style-name="ce1" office:value-type="float" office:value="0.361955757639211" calcext:value-type="float">
            <text:p>0.3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320" calcext:value-type="float">
            <text:p>13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68]+[.L68]" office:value-type="float" office:value="30" calcext:value-type="float">
            <text:p>30</text:p>
          </table:table-cell>
          <table:table-cell table:style-name="ce3" table:formula="of:=[.G68]/[.M68]" office:value-type="float" office:value="44" calcext:value-type="float">
            <text:p>44.00</text:p>
          </table:table-cell>
          <table:table-cell table:style-name="ce3" table:formula="of:=[.G68]/[.K68]" office:value-type="float" office:value="120" calcext:value-type="float">
            <text:p>12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ureendowd</text:p>
          </table:table-cell>
          <table:table-cell table:style-name="ce1" office:value-type="float" office:value="0.35936174137613" calcext:value-type="float">
            <text:p>0.3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771" calcext:value-type="float">
            <text:p>1771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69]+[.L69]" office:value-type="float" office:value="48" calcext:value-type="float">
            <text:p>48</text:p>
          </table:table-cell>
          <table:table-cell table:style-name="ce3" table:formula="of:=[.G69]/[.M69]" office:value-type="float" office:value="36.8958333333333" calcext:value-type="float">
            <text:p>36.90</text:p>
          </table:table-cell>
          <table:table-cell table:style-name="ce3" table:formula="of:=[.G69]/[.K69]" office:value-type="float" office:value="885.5" calcext:value-type="float">
            <text:p>885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geWill</text:p>
          </table:table-cell>
          <table:table-cell table:style-name="ce1" office:value-type="float" office:value="0.353154778600723" calcext:value-type="float">
            <text:p>0.3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541" calcext:value-type="float">
            <text:p>254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J70]+[.L70]" office:value-type="float" office:value="55" calcext:value-type="float">
            <text:p>55</text:p>
          </table:table-cell>
          <table:table-cell table:style-name="ce3" table:formula="of:=[.G70]/[.M70]" office:value-type="float" office:value="46.2" calcext:value-type="float">
            <text:p>46.20</text:p>
          </table:table-cell>
          <table:table-cell table:style-name="ce3" table:formula="of:=[.G70]/[.K70]" office:value-type="float" office:value="254.1" calcext:value-type="float">
            <text:p>254.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isCuomo</text:p>
          </table:table-cell>
          <table:table-cell table:style-name="ce1" office:value-type="float" office:value="0.346404195325059" calcext:value-type="float">
            <text:p>0.3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434" calcext:value-type="float">
            <text:p>143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J71]+[.L71]" office:value-type="float" office:value="46" calcext:value-type="float">
            <text:p>46</text:p>
          </table:table-cell>
          <table:table-cell table:style-name="ce3" table:formula="of:=[.G71]/[.M71]" office:value-type="float" office:value="31.1739130434783" calcext:value-type="float">
            <text:p>31.17</text:p>
          </table:table-cell>
          <table:table-cell table:style-name="ce3" table:formula="of:=[.G71]/[.K71]" office:value-type="float" office:value="79.6666666666667" calcext:value-type="float">
            <text:p>79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hammer</text:p>
          </table:table-cell>
          <table:table-cell table:style-name="ce1" office:value-type="float" office:value="0.338099582703899" calcext:value-type="float">
            <text:p>0.33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33" calcext:value-type="float">
            <text:p>12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J72]+[.L72]" office:value-type="float" office:value="29" calcext:value-type="float">
            <text:p>29</text:p>
          </table:table-cell>
          <table:table-cell table:style-name="ce3" table:formula="of:=[.G72]/[.M72]" office:value-type="float" office:value="42.5172413793103" calcext:value-type="float">
            <text:p>42.52</text:p>
          </table:table-cell>
          <table:table-cell table:style-name="ce3" table:formula="of:=[.G72]/[.K72]" office:value-type="float" office:value="154.125" calcext:value-type="float">
            <text:p>154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arnapkin</text:p>
          </table:table-cell>
          <table:table-cell table:style-name="ce1" office:value-type="float" office:value="0.329924094912104" calcext:value-type="float">
            <text:p>0.3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J73]+[.L73]" office:value-type="float" office:value="38" calcext:value-type="float">
            <text:p>38</text:p>
          </table:table-cell>
          <table:table-cell table:style-name="ce3" table:formula="of:=[.G73]/[.M73]" office:value-type="float" office:value="23.1052631578947" calcext:value-type="float">
            <text:p>23.11</text:p>
          </table:table-cell>
          <table:table-cell table:style-name="ce3" table:formula="of:=[.G73]/[.K73]" office:value-type="float" office:value="79.8181818181818" calcext:value-type="float">
            <text:p>79.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areports</text:p>
          </table:table-cell>
          <table:table-cell table:style-name="ce1" office:value-type="float" office:value="0.322549652585624" calcext:value-type="float">
            <text:p>0.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74]+[.L74]" office:value-type="float" office:value="24" calcext:value-type="float">
            <text:p>24</text:p>
          </table:table-cell>
          <table:table-cell table:style-name="ce3" table:formula="of:=[.G74]/[.M74]" office:value-type="float" office:value="31.7916666666667" calcext:value-type="float">
            <text:p>31.79</text:p>
          </table:table-cell>
          <table:table-cell table:style-name="ce3" table:formula="of:=[.G74]/[.K74]" office:value-type="float" office:value="381.5" calcext:value-type="float">
            <text:p>381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mariecox</text:p>
          </table:table-cell>
          <table:table-cell table:style-name="ce1" office:value-type="float" office:value="0.317639379620564" calcext:value-type="float">
            <text:p>0.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5]+[.L75]" office:value-type="float" office:value="6" calcext:value-type="float">
            <text:p>6</text:p>
          </table:table-cell>
          <table:table-cell table:style-name="ce3" table:formula="of:=[.G75]/[.M75]" office:value-type="float" office:value="67.8333333333333" calcext:value-type="float">
            <text:p>67.83</text:p>
          </table:table-cell>
          <table:table-cell table:style-name="ce3" table:formula="of:=[.G75]/[.K75]" office:value-type="float" office:value="407" calcext:value-type="float">
            <text:p>40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nabrazile</text:p>
          </table:table-cell>
          <table:table-cell table:style-name="ce1" office:value-type="float" office:value="0.317533914656217" calcext:value-type="float">
            <text:p>0.3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158" calcext:value-type="float">
            <text:p>115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J76]+[.L76]" office:value-type="float" office:value="101" calcext:value-type="float">
            <text:p>101</text:p>
          </table:table-cell>
          <table:table-cell table:style-name="ce3" table:formula="of:=[.G76]/[.M76]" office:value-type="float" office:value="11.4653465346535" calcext:value-type="float">
            <text:p>11.47</text:p>
          </table:table-cell>
          <table:table-cell table:style-name="ce3" table:formula="of:=[.G76]/[.K76]" office:value-type="float" office:value="115.8" calcext:value-type="float">
            <text:p>115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icaCrowley</text:p>
          </table:table-cell>
          <table:table-cell table:style-name="ce1" office:value-type="float" office:value="0.31184768784163" calcext:value-type="float">
            <text:p>0.31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168" calcext:value-type="float">
            <text:p>116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J77]+[.L77]" office:value-type="float" office:value="36" calcext:value-type="float">
            <text:p>36</text:p>
          </table:table-cell>
          <table:table-cell table:style-name="ce3" table:formula="of:=[.G77]/[.M77]" office:value-type="float" office:value="32.4444444444444" calcext:value-type="float">
            <text:p>32.44</text:p>
          </table:table-cell>
          <table:table-cell table:style-name="ce3" table:formula="of:=[.G77]/[.K77]" office:value-type="float" office:value="584" calcext:value-type="float">
            <text:p>58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ennbeck</text:p>
          </table:table-cell>
          <table:table-cell table:style-name="ce1" office:value-type="float" office:value="0.308680347608109" calcext:value-type="float">
            <text:p>0.30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J78]+[.L78]" office:value-type="float" office:value="88" calcext:value-type="float">
            <text:p>88</text:p>
          </table:table-cell>
          <table:table-cell table:style-name="ce3" table:formula="of:=[.G78]/[.M78]" office:value-type="float" office:value="25.2386363636364" calcext:value-type="float">
            <text:p>25.24</text:p>
          </table:table-cell>
          <table:table-cell table:style-name="ce3" table:formula="of:=[.G78]/[.K78]" office:value-type="float" office:value="246.777777777778" calcext:value-type="float">
            <text:p>246.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eweigel</text:p>
          </table:table-cell>
          <table:table-cell table:style-name="ce1" office:value-type="float" office:value="0.301531082826047" calcext:value-type="float">
            <text:p>0.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43" calcext:value-type="float">
            <text:p>74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79]+[.L79]" office:value-type="float" office:value="34" calcext:value-type="float">
            <text:p>34</text:p>
          </table:table-cell>
          <table:table-cell table:style-name="ce3" table:formula="of:=[.G79]/[.M79]" office:value-type="float" office:value="21.8529411764706" calcext:value-type="float">
            <text:p>21.85</text:p>
          </table:table-cell>
          <table:table-cell table:style-name="ce3" table:formula="of:=[.G79]/[.K79]" office:value-type="float" office:value="185.75" calcext:value-type="float">
            <text:p>18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msambee</text:p>
          </table:table-cell>
          <table:table-cell table:style-name="ce1" office:value-type="float" office:value="0.301473107228503" calcext:value-type="float">
            <text:p>0.3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80]+[.L80]" office:value-type="float" office:value="8" calcext:value-type="float">
            <text:p>8</text:p>
          </table:table-cell>
          <table:table-cell table:style-name="ce3" table:formula="of:=[.G80]/[.M80]" office:value-type="float" office:value="26" calcext:value-type="float">
            <text:p>26.00</text:p>
          </table:table-cell>
          <table:table-cell table:style-name="ce3" table:formula="of:=[.G80]/[.K80]" office:value-type="float" office:value="69.3333333333333" calcext:value-type="float">
            <text:p>69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melaGeller</text:p>
          </table:table-cell>
          <table:table-cell table:style-name="ce1" office:value-type="float" office:value="0.291151694029392" calcext:value-type="float">
            <text:p>0.2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J81]+[.L81]" office:value-type="float" office:value="176" calcext:value-type="float">
            <text:p>176</text:p>
          </table:table-cell>
          <table:table-cell table:style-name="ce3" table:formula="of:=[.G81]/[.M81]" office:value-type="float" office:value="10.7613636363636" calcext:value-type="float">
            <text:p>10.76</text:p>
          </table:table-cell>
          <table:table-cell table:style-name="ce3" table:formula="of:=[.G81]/[.K81]" office:value-type="float" office:value="236.75" calcext:value-type="float">
            <text:p>236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eedZakaria</text:p>
          </table:table-cell>
          <table:table-cell table:style-name="ce1" office:value-type="float" office:value="0.286386275594909" calcext:value-type="float">
            <text:p>0.2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eutral</text:p>
          </table:table-cell>
          <table:table-cell office:value-type="float" office:value="1863" calcext:value-type="float">
            <text:p>1863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J82]+[.L82]" office:value-type="float" office:value="51" calcext:value-type="float">
            <text:p>51</text:p>
          </table:table-cell>
          <table:table-cell table:style-name="ce3" table:formula="of:=[.G82]/[.M82]" office:value-type="float" office:value="36.5294117647059" calcext:value-type="float">
            <text:p>36.53</text:p>
          </table:table-cell>
          <table:table-cell table:style-name="ce3" table:formula="of:=[.G82]/[.K82]" office:value-type="float" office:value="74.52" calcext:value-type="float">
            <text:p>74.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hLowry</text:p>
          </table:table-cell>
          <table:table-cell table:style-name="ce1" office:value-type="float" office:value="0.282389473036955" calcext:value-type="float">
            <text:p>0.28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J83]+[.L83]" office:value-type="float" office:value="10" calcext:value-type="float">
            <text:p>10</text:p>
          </table:table-cell>
          <table:table-cell table:style-name="ce3" table:formula="of:=[.G83]/[.M83]" office:value-type="float" office:value="33.4" calcext:value-type="float">
            <text:p>33.40</text:p>
          </table:table-cell>
          <table:table-cell table:style-name="ce3" table:formula="of:=[.G83]/[.K83]" office:value-type="float" office:value="334" calcext:value-type="float">
            <text:p>33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ckKristof</text:p>
          </table:table-cell>
          <table:table-cell table:style-name="ce1" office:value-type="float" office:value="0.270177020776541" calcext:value-type="float">
            <text:p>0.27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J84]+[.L84]" office:value-type="float" office:value="51" calcext:value-type="float">
            <text:p>51</text:p>
          </table:table-cell>
          <table:table-cell table:style-name="ce3" table:formula="of:=[.G84]/[.M84]" office:value-type="float" office:value="14.0980392156863" calcext:value-type="float">
            <text:p>14.10</text:p>
          </table:table-cell>
          <table:table-cell table:style-name="ce3" table:formula="of:=[.G84]/[.K84]" office:value-type="float" office:value="143.8" calcext:value-type="float">
            <text:p>143.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itmarling</text:p>
          </table:table-cell>
          <table:table-cell table:style-name="ce1" office:value-type="float" office:value="0.269547355878291" calcext:value-type="float">
            <text:p>0.26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83" calcext:value-type="float">
            <text:p>98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85]+[.L85]" office:value-type="float" office:value="29" calcext:value-type="float">
            <text:p>29</text:p>
          </table:table-cell>
          <table:table-cell table:style-name="ce3" table:formula="of:=[.G85]/[.M85]" office:value-type="float" office:value="33.8965517241379" calcext:value-type="float">
            <text:p>33.90</text:p>
          </table:table-cell>
          <table:table-cell table:style-name="ce3" table:formula="of:=[.G85]/[.K85]" office:value-type="float" office:value="65.5333333333333" calcext:value-type="float">
            <text:p>65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epNewsTeam</text:p>
          </table:table-cell>
          <table:table-cell table:style-name="ce1" office:value-type="float" office:value="0.256140649610489" calcext:value-type="float">
            <text:p>0.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641" calcext:value-type="float">
            <text:p>164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[.J86]+[.L86]" office:value-type="float" office:value="59" calcext:value-type="float">
            <text:p>59</text:p>
          </table:table-cell>
          <table:table-cell table:style-name="ce3" table:formula="of:=[.G86]/[.M86]" office:value-type="float" office:value="27.8135593220339" calcext:value-type="float">
            <text:p>27.81</text:p>
          </table:table-cell>
          <table:table-cell table:style-name="ce3" table:formula="of:=[.G86]/[.K86]" office:value-type="float" office:value="96.5294117647059" calcext:value-type="float">
            <text:p>96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Curry</text:p>
          </table:table-cell>
          <table:table-cell table:style-name="ce1" office:value-type="float" office:value="0.2290527421609" calcext:value-type="float">
            <text:p>0.2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2" calcext:value-type="float">
            <text:p>1332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87]+[.L87]" office:value-type="float" office:value="8" calcext:value-type="float">
            <text:p>8</text:p>
          </table:table-cell>
          <table:table-cell table:style-name="ce3" table:formula="of:=[.G87]/[.M87]" office:value-type="float" office:value="166.5" calcext:value-type="float">
            <text:p>166.50</text:p>
          </table:table-cell>
          <table:table-cell table:style-name="ce3" table:formula="of:=[.G87]/[.K87]" office:value-type="float" office:value="148" calcext:value-type="float">
            <text:p>148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Hemmer</text:p>
          </table:table-cell>
          <table:table-cell table:style-name="ce1" office:value-type="float" office:value="0.215878579187932" calcext:value-type="float">
            <text:p>0.2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J88]+[.L88]" office:value-type="float" office:value="68" calcext:value-type="float">
            <text:p>68</text:p>
          </table:table-cell>
          <table:table-cell table:style-name="ce3" table:formula="of:=[.G88]/[.M88]" office:value-type="float" office:value="11.2647058823529" calcext:value-type="float">
            <text:p>11.26</text:p>
          </table:table-cell>
          <table:table-cell table:style-name="ce3" table:formula="of:=[.G88]/[.K88]" office:value-type="float" office:value="383" calcext:value-type="float">
            <text:p>38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ieSchultz</text:p>
          </table:table-cell>
          <table:table-cell table:style-name="ce1" office:value-type="float" office:value="0.212839761635508" calcext:value-type="float">
            <text:p>0.2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65" calcext:value-type="float">
            <text:p>96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+[.L89]" office:value-type="float" office:value="10" calcext:value-type="float">
            <text:p>10</text:p>
          </table:table-cell>
          <table:table-cell table:style-name="ce3" table:formula="of:=[.G89]/[.M89]" office:value-type="float" office:value="96.5" calcext:value-type="float">
            <text:p>96.50</text:p>
          </table:table-cell>
          <table:table-cell table:style-name="ce3" table:formula="of:=[.G89]/[.K89]" office:value-type="float" office:value="321.666666666667" calcext:value-type="float">
            <text:p>321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ggynoonannyc</text:p>
          </table:table-cell>
          <table:table-cell table:style-name="ce1" office:value-type="float" office:value="0.207987456188895" calcext:value-type="float">
            <text:p>0.20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90]+[.L90]" office:value-type="float" office:value="13" calcext:value-type="float">
            <text:p>13</text:p>
          </table:table-cell>
          <table:table-cell table:style-name="ce3" table:formula="of:=[.G90]/[.M90]" office:value-type="float" office:value="28.3846153846154" calcext:value-type="float">
            <text:p>28.38</text:p>
          </table:table-cell>
          <table:table-cell table:style-name="ce3" table:formula="of:=[.G90]/[.K90]" office:value-type="float" office:value="46.125" calcext:value-type="float">
            <text:p>46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PFuller</text:p>
          </table:table-cell>
          <table:table-cell table:style-name="ce1" office:value-type="float" office:value="0.204793430213094" calcext:value-type="float">
            <text:p>0.2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45" calcext:value-type="float">
            <text:p>54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91]+[.L91]" office:value-type="float" office:value="10" calcext:value-type="float">
            <text:p>10</text:p>
          </table:table-cell>
          <table:table-cell table:style-name="ce3" table:formula="of:=[.G91]/[.M91]" office:value-type="float" office:value="54.5" calcext:value-type="float">
            <text:p>54.50</text:p>
          </table:table-cell>
          <table:table-cell table:style-name="ce3" table:formula="of:=[.G91]/[.K91]" office:value-type="float" office:value="272.5" calcext:value-type="float">
            <text:p>27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ta</text:p>
          </table:table-cell>
          <table:table-cell table:style-name="ce1" office:value-type="float" office:value="0.192017326309892" calcext:value-type="float">
            <text:p>0.1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022" calcext:value-type="float">
            <text:p>10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J92]+[.L92]" office:value-type="float" office:value="46" calcext:value-type="float">
            <text:p>46</text:p>
          </table:table-cell>
          <table:table-cell table:style-name="ce3" table:formula="of:=[.G92]/[.M92]" office:value-type="float" office:value="22.2173913043478" calcext:value-type="float">
            <text:p>22.22</text:p>
          </table:table-cell>
          <table:table-cell table:style-name="ce3" table:formula="of:=[.G92]/[.K92]" office:value-type="float" office:value="127.75" calcext:value-type="float">
            <text:p>12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ehisicoates</text:p>
          </table:table-cell>
          <table:table-cell table:style-name="ce1" office:value-type="float" office:value="0.181048794916322" calcext:value-type="float">
            <text:p>0.18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1035" calcext:value-type="float">
            <text:p>103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93]+[.L93]" office:value-type="float" office:value="39" calcext:value-type="float">
            <text:p>39</text:p>
          </table:table-cell>
          <table:table-cell table:style-name="ce3" table:formula="of:=[.G93]/[.M93]" office:value-type="float" office:value="26.5384615384615" calcext:value-type="float">
            <text:p>26.54</text:p>
          </table:table-cell>
          <table:table-cell table:style-name="ce3" table:formula="of:=[.G93]/[.K93]" office:value-type="float" office:value="258.75" calcext:value-type="float">
            <text:p>25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pehartJ</text:p>
          </table:table-cell>
          <table:table-cell table:style-name="ce1" office:value-type="float" office:value="0.17924122240669" calcext:value-type="float">
            <text:p>0.17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95" calcext:value-type="float">
            <text:p>7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J94]+[.L94]" office:value-type="float" office:value="10" calcext:value-type="float">
            <text:p>10</text:p>
          </table:table-cell>
          <table:table-cell table:style-name="ce3" table:formula="of:=[.G94]/[.M94]" office:value-type="float" office:value="79.5" calcext:value-type="float">
            <text:p>79.50</text:p>
          </table:table-cell>
          <table:table-cell table:style-name="ce3" table:formula="of:=[.G94]/[.K94]" office:value-type="float" office:value="53" calcext:value-type="float">
            <text:p>5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manpour</text:p>
          </table:table-cell>
          <table:table-cell table:style-name="ce1" office:value-type="float" office:value="0.173534249523458" calcext:value-type="float">
            <text:p>0.17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821" calcext:value-type="float">
            <text:p>82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95]+[.L95]" office:value-type="float" office:value="29" calcext:value-type="float">
            <text:p>29</text:p>
          </table:table-cell>
          <table:table-cell table:style-name="ce3" table:formula="of:=[.G95]/[.M95]" office:value-type="float" office:value="28.3103448275862" calcext:value-type="float">
            <text:p>28.31</text:p>
          </table:table-cell>
          <table:table-cell table:style-name="ce3" table:formula="of:=[.G95]/[.K95]" office:value-type="float" office:value="117.285714285714" calcext:value-type="float">
            <text:p>117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lmeade</text:p>
          </table:table-cell>
          <table:table-cell table:style-name="ce1" office:value-type="float" office:value="0.164699010022751" calcext:value-type="float">
            <text:p>0.16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96]+[.L96]" office:value-type="float" office:value="29" calcext:value-type="float">
            <text:p>29</text:p>
          </table:table-cell>
          <table:table-cell table:style-name="ce3" table:formula="of:=[.G96]/[.M96]" office:value-type="float" office:value="33.5862068965517" calcext:value-type="float">
            <text:p>33.59</text:p>
          </table:table-cell>
          <table:table-cell table:style-name="ce3" table:formula="of:=[.G96]/[.K96]" office:value-type="float" office:value="81.1666666666667" calcext:value-type="float">
            <text:p>81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ylevy</text:p>
          </table:table-cell>
          <table:table-cell table:style-name="ce1" office:value-type="float" office:value="0.163599889319314" calcext:value-type="float">
            <text:p>0.1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97]+[.L97]" office:value-type="float" office:value="3" calcext:value-type="float">
            <text:p>3</text:p>
          </table:table-cell>
          <table:table-cell table:style-name="ce3" table:formula="of:=[.G97]/[.M97]" office:value-type="float" office:value="43" calcext:value-type="float">
            <text:p>43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henry</text:p>
          </table:table-cell>
          <table:table-cell table:style-name="ce1" office:value-type="float" office:value="0.159795240730493" calcext:value-type="float">
            <text:p>0.1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3" calcext:value-type="float">
            <text:p>69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8]+[.L98]" office:value-type="float" office:value="20" calcext:value-type="float">
            <text:p>20</text:p>
          </table:table-cell>
          <table:table-cell table:style-name="ce3" table:formula="of:=[.G98]/[.M98]" office:value-type="float" office:value="34.65" calcext:value-type="float">
            <text:p>34.65</text:p>
          </table:table-cell>
          <table:table-cell table:style-name="ce3" table:formula="of:=[.G98]/[.K98]" office:value-type="float" office:value="99" calcext:value-type="float">
            <text:p>9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llydish</text:p>
          </table:table-cell>
          <table:table-cell table:style-name="ce1" office:value-type="float" office:value="0.157596999323618" calcext:value-type="float">
            <text:p>0.15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699" calcext:value-type="float">
            <text:p>6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J99]+[.L99]" office:value-type="float" office:value="15" calcext:value-type="float">
            <text:p>15</text:p>
          </table:table-cell>
          <table:table-cell table:style-name="ce3" table:formula="of:=[.G99]/[.M99]" office:value-type="float" office:value="46.6" calcext:value-type="float">
            <text:p>46.60</text:p>
          </table:table-cell>
          <table:table-cell table:style-name="ce3" table:formula="of:=[.G99]/[.K99]" office:value-type="float" office:value="233" calcext:value-type="float">
            <text:p>2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ickerson</text:p>
          </table:table-cell>
          <table:table-cell table:style-name="ce1" office:value-type="float" office:value="0.148969004908643" calcext:value-type="float">
            <text:p>0.1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602" calcext:value-type="float">
            <text:p>60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00]+[.L100]" office:value-type="float" office:value="11" calcext:value-type="float">
            <text:p>11</text:p>
          </table:table-cell>
          <table:table-cell table:style-name="ce3" table:formula="of:=[.G100]/[.M100]" office:value-type="float" office:value="54.7272727272727" calcext:value-type="float">
            <text:p>54.73</text:p>
          </table:table-cell>
          <table:table-cell table:style-name="ce3" table:formula="of:=[.G100]/[.K100]" office:value-type="float" office:value="301" calcext:value-type="float">
            <text:p>301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rySabato</text:p>
          </table:table-cell>
          <table:table-cell table:style-name="ce1" office:value-type="float" office:value="0.147721822541966" calcext:value-type="float">
            <text:p>0.14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28" calcext:value-type="float">
            <text:p>72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01]+[.L101]" office:value-type="float" office:value="14" calcext:value-type="float">
            <text:p>14</text:p>
          </table:table-cell>
          <table:table-cell table:style-name="ce3" table:formula="of:=[.G101]/[.M101]" office:value-type="float" office:value="52" calcext:value-type="float">
            <text:p>52.00</text:p>
          </table:table-cell>
          <table:table-cell table:style-name="ce3" table:formula="of:=[.G101]/[.K101]" office:value-type="float" office:value="242.666666666667" calcext:value-type="float">
            <text:p>24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hleyJudd</text:p>
          </table:table-cell>
          <table:table-cell table:style-name="ce1" office:value-type="float" office:value="0.140832389033828" calcext:value-type="float">
            <text:p>0.14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J102]+[.L102]" office:value-type="float" office:value="43" calcext:value-type="float">
            <text:p>43</text:p>
          </table:table-cell>
          <table:table-cell table:style-name="ce3" table:formula="of:=[.G102]/[.M102]" office:value-type="float" office:value="13.5581395348837" calcext:value-type="float">
            <text:p>13.56</text:p>
          </table:table-cell>
          <table:table-cell table:style-name="ce3" table:formula="of:=[.G102]/[.K102]" office:value-type="float" office:value="145.75" calcext:value-type="float">
            <text:p>145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CBS</text:p>
          </table:table-cell>
          <table:table-cell table:style-name="ce1" office:value-type="float" office:value="0.124647534719477" calcext:value-type="float">
            <text:p>0.12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3]+[.L103]" office:value-type="float" office:value="22" calcext:value-type="float">
            <text:p>22</text:p>
          </table:table-cell>
          <table:table-cell table:style-name="ce3" table:formula="of:=[.G103]/[.M103]" office:value-type="float" office:value="23.4545454545455" calcext:value-type="float">
            <text:p>23.45</text:p>
          </table:table-cell>
          <table:table-cell table:style-name="ce3" table:formula="of:=[.G103]/[.K103]" office:value-type="float" office:value="129" calcext:value-type="float">
            <text:p>129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haelsmith</text:p>
          </table:table-cell>
          <table:table-cell table:style-name="ce1" office:value-type="float" office:value="0.113632171186128" calcext:value-type="float">
            <text:p>0.1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104]+[.L104]" office:value-type="float" office:value="7" calcext:value-type="float">
            <text:p>7</text:p>
          </table:table-cell>
          <table:table-cell table:style-name="ce3" table:formula="of:=[.G104]/[.M104]" office:value-type="float" office:value="32" calcext:value-type="float">
            <text:p>32.00</text:p>
          </table:table-cell>
          <table:table-cell table:style-name="ce3" table:formula="of:=[.G104]/[.K104]" office:value-type="float" office:value="112" calcext:value-type="float">
            <text:p>112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diacachosi</text:p>
          </table:table-cell>
          <table:table-cell table:style-name="ce1" office:value-type="float" office:value="0.107700821591248" calcext:value-type="float">
            <text:p>0.107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05]+[.L105]" office:value-type="float" office:value="9" calcext:value-type="float">
            <text:p>9</text:p>
          </table:table-cell>
          <table:table-cell table:style-name="ce3" table:formula="of:=[.G105]/[.M105]" office:value-type="float" office:value="30.6666666666667" calcext:value-type="float">
            <text:p>30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cjim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J106]+[.L106]" office:value-type="float" office:value="12" calcext:value-type="float">
            <text:p>12</text:p>
          </table:table-cell>
          <table:table-cell table:style-name="ce3" table:formula="of:=[.G106]/[.M106]" office:value-type="float" office:value="26.6666666666667" calcext:value-type="float">
            <text:p>26.67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iecouric</text:p>
          </table:table-cell>
          <table:table-cell table:style-name="ce1" office:value-type="float" office:value="0.1014572957019" calcext:value-type="float">
            <text:p>0.10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90" calcext:value-type="float">
            <text:p>4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J107]+[.L107]" office:value-type="float" office:value="12" calcext:value-type="float">
            <text:p>12</text:p>
          </table:table-cell>
          <table:table-cell table:style-name="ce3" table:formula="of:=[.G107]/[.M107]" office:value-type="float" office:value="40.8333333333333" calcext:value-type="float">
            <text:p>40.83</text:p>
          </table:table-cell>
          <table:table-cell table:style-name="ce3" table:formula="of:=[.G107]/[.K107]" office:value-type="float" office:value="122.5" calcext:value-type="float">
            <text:p>122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RevAl</text:p>
          </table:table-cell>
          <table:table-cell table:style-name="ce1" office:value-type="float" office:value="0.0922871170519206" calcext:value-type="float">
            <text:p>0.09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473" calcext:value-type="float">
            <text:p>47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J108]+[.L108]" office:value-type="float" office:value="24" calcext:value-type="float">
            <text:p>24</text:p>
          </table:table-cell>
          <table:table-cell table:style-name="ce3" table:formula="of:=[.G108]/[.M108]" office:value-type="float" office:value="19.7083333333333" calcext:value-type="float">
            <text:p>19.71</text:p>
          </table:table-cell>
          <table:table-cell table:style-name="ce3" table:formula="of:=[.G108]/[.K108]" office:value-type="float" office:value="236.5" calcext:value-type="float">
            <text:p>236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os</text:p>
          </table:table-cell>
          <table:table-cell table:style-name="ce1" office:value-type="float" office:value="0.0887751337391625" calcext:value-type="float">
            <text:p>0.08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09]+[.L109]" office:value-type="float" office:value="1" calcext:value-type="float">
            <text:p>1</text:p>
          </table:table-cell>
          <table:table-cell table:style-name="ce3" table:formula="of:=[.G109]/[.M109]" office:value-type="float" office:value="70" calcext:value-type="float">
            <text:p>7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oriaSteinem</text:p>
          </table:table-cell>
          <table:table-cell table:style-name="ce1" office:value-type="float" office:value="0.0786294041689725" calcext:value-type="float">
            <text:p>0.0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465" calcext:value-type="float">
            <text:p>465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J110]+[.L110]" office:value-type="float" office:value="26" calcext:value-type="float">
            <text:p>26</text:p>
          </table:table-cell>
          <table:table-cell table:style-name="ce3" table:formula="of:=[.G110]/[.M110]" office:value-type="float" office:value="17.8846153846154" calcext:value-type="float">
            <text:p>17.88</text:p>
          </table:table-cell>
          <table:table-cell table:style-name="ce3" table:formula="of:=[.G110]/[.K110]" office:value-type="float" office:value="93" calcext:value-type="float">
            <text:p>9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eBayefsky</text:p>
          </table:table-cell>
          <table:table-cell table:style-name="ce1" office:value-type="float" office:value="0.07102010699133" calcext:value-type="float">
            <text:p>0.0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518" calcext:value-type="float">
            <text:p>518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111]+[.L111]" office:value-type="float" office:value="24" calcext:value-type="float">
            <text:p>24</text:p>
          </table:table-cell>
          <table:table-cell table:style-name="ce3" table:formula="of:=[.G111]/[.M111]" office:value-type="float" office:value="21.5833333333333" calcext:value-type="float">
            <text:p>21.58</text:p>
          </table:table-cell>
          <table:table-cell table:style-name="ce3" table:formula="of:=[.G111]/[.K111]" office:value-type="float" office:value="172.666666666667" calcext:value-type="float">
            <text:p>172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dBarnes</text:p>
          </table:table-cell>
          <table:table-cell table:style-name="ce1" office:value-type="float" office:value="0.0707495542027916" calcext:value-type="float">
            <text:p>0.07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J112]+[.L112]" office:value-type="float" office:value="12" calcext:value-type="float">
            <text:p>12</text:p>
          </table:table-cell>
          <table:table-cell table:style-name="ce3" table:formula="of:=[.G112]/[.M112]" office:value-type="float" office:value="43.5833333333333" calcext:value-type="float">
            <text:p>43.58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ireAForlani</text:p>
          </table:table-cell>
          <table:table-cell table:style-name="ce1" office:value-type="float" office:value="0.0586687840363161" calcext:value-type="float">
            <text:p>0.0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13]+[.L113]" office:value-type="float" office:value="5" calcext:value-type="float">
            <text:p>5</text:p>
          </table:table-cell>
          <table:table-cell table:style-name="ce3" table:formula="of:=[.G113]/[.M113]" office:value-type="float" office:value="26.6" calcext:value-type="float">
            <text:p>26.60</text:p>
          </table:table-cell>
          <table:table-cell table:style-name="ce3" table:formula="of:=[.G113]/[.K113]" office:value-type="float" office:value="133" calcext:value-type="float">
            <text:p>133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vidfolkenflik</text:p>
          </table:table-cell>
          <table:table-cell table:style-name="ce1" office:value-type="float" office:value="0.0585330552126346" calcext:value-type="float">
            <text:p>0.05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14]+[.L114]" office:value-type="float" office:value="1" calcext:value-type="float">
            <text:p>1</text:p>
          </table:table-cell>
          <table:table-cell table:style-name="ce3" table:formula="of:=[.G114]/[.M114]" office:value-type="float" office:value="75" calcext:value-type="float">
            <text:p>7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trinaNation</text:p>
          </table:table-cell>
          <table:table-cell table:style-name="ce1" office:value-type="float" office:value="0.0543521226974464" calcext:value-type="float">
            <text:p>0.05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15]+[.L115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erinzaman</text:p>
          </table:table-cell>
          <table:table-cell table:style-name="ce1" office:value-type="float" office:value="0.0410902047592695" calcext:value-type="float">
            <text:p>0.04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known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116]+[.L116]" office:value-type="float" office:value="11" calcext:value-type="float">
            <text:p>11</text:p>
          </table:table-cell>
          <table:table-cell table:style-name="ce3" table:formula="of:=[.G116]/[.M116]" office:value-type="float" office:value="7.36363636363636" calcext:value-type="float">
            <text:p>7.36</text:p>
          </table:table-cell>
          <table:table-cell table:style-name="ce3" table:formula="of:=[.G116]/[.K116]" office:value-type="float" office:value="27" calcext:value-type="float">
            <text:p>2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annahuff</text:p>
          </table:table-cell>
          <table:table-cell table:style-name="ce1" office:value-type="float" office:value="0.027216322180351" calcext:value-type="float">
            <text:p>0.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J117]+[.L117]" office:value-type="float" office:value="4" calcext:value-type="float">
            <text:p>4</text:p>
          </table:table-cell>
          <table:table-cell table:style-name="ce3" table:formula="of:=[.G117]/[.M117]" office:value-type="float" office:value="42.25" calcext:value-type="float">
            <text:p>42.25</text:p>
          </table:table-cell>
          <table:table-cell table:style-name="ce3" table:formula="of:=[.G117]/[.K117]" office:value-type="float" office:value="84.5" calcext:value-type="float">
            <text:p>84.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HarrisPerry</text:p>
          </table:table-cell>
          <table:table-cell table:style-name="ce1" office:value-type="float" office:value="0.0216749677181332" calcext:value-type="float">
            <text:p>0.02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liberal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18]+[.L118]" office:value-type="float" office:value="3" calcext:value-type="float">
            <text:p>3</text:p>
          </table:table-cell>
          <table:table-cell table:style-name="ce3" table:formula="of:=[.G118]/[.M118]" office:value-type="float" office:value="31.3333333333333" calcext:value-type="float">
            <text:p>31.33</text:p>
          </table:table-cell>
          <table:table-cell table:style-name="ce3" table:formula="of:=[.G118]/[.K118]" office:value-type="float" office:value="94" calcext:value-type="float">
            <text:p>94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Malcolm</text:p>
          </table:table-cell>
          <table:table-cell table:style-name="ce1" office:value-type="float" office:value="0.0204475472876137" calcext:value-type="float">
            <text:p>0.02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onservative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19]+[.L119]" office:value-type="float" office:value="2" calcext:value-type="float">
            <text:p>2</text:p>
          </table:table-cell>
          <table:table-cell table:style-name="ce3" table:formula="of:=[.G119]/[.M119]" office:value-type="float" office:value="65.5" calcext:value-type="float">
            <text:p>65.50</text:p>
          </table:table-cell>
          <table:table-cell table:style-name="ce3" table:formula="of:=[.G119]/[.K119]" office:value-type="float" office:value="43.6666666666667" calcext:value-type="float">
            <text:p>43.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hasselbeck</text:p>
          </table:table-cell>
          <table:table-cell table:style-name="ce1" office:value-type="float" office:value="0.0182329053145444" calcext:value-type="float">
            <text:p>0.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onservative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J120]+[.L120]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vissmiley</text:p>
          </table:table-cell>
          <table:table-cell table:style-name="ce1" office:value-type="float" office:value="0.00914778895672869" calcext:value-type="float">
            <text:p>0.00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iberal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1]+[.L121]" office:value-type="float" office:value="2" calcext:value-type="float">
            <text:p>2</text:p>
          </table:table-cell>
          <table:table-cell table:style-name="ce3" table:formula="of:=[.G121]/[.M121]" office:value-type="float" office:value="27.5" calcext:value-type="float">
            <text:p>27.5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keller2014</text:p>
          </table:table-cell>
          <table:table-cell table:style-name="ce1" office:value-type="float" office:value="0.00661678015447174" calcext:value-type="float">
            <text:p>0.00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known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22]+[.L122]" office:value-type="float" office:value="1" calcext:value-type="float">
            <text:p>1</text:p>
          </table:table-cell>
          <table:table-cell table:style-name="ce3" table:formula="of:=[.G122]/[.M122]" office:value-type="float" office:value="45" calcext:value-type="float">
            <text:p>45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table:number-columns-repeated="6"/>
          <table:table-cell table:formula="of:=SUM([.G3:.G122])" office:value-type="float" office:value="225021" calcext:value-type="float">
            <text:p>225021</text:p>
          </table:table-cell>
          <table:table-cell table:formula="of:=SUM([.H3:.H122])" office:value-type="float" office:value="4942" calcext:value-type="float">
            <text:p>4942</text:p>
          </table:table-cell>
          <table:table-cell table:formula="of:=SUM([.I3:.I122])" office:value-type="float" office:value="9898" calcext:value-type="float">
            <text:p>9898</text:p>
          </table:table-cell>
          <table:table-cell table:formula="of:=SUM([.J3:.J122])" office:value-type="float" office:value="5090" calcext:value-type="float">
            <text:p>5090</text:p>
          </table:table-cell>
          <table:table-cell table:formula="of:=SUM([.K3:.K122])" office:value-type="float" office:value="1569" calcext:value-type="float">
            <text:p>1569</text:p>
          </table:table-cell>
          <table:table-cell table:formula="of:=SUM([.L3:.L122])" office:value-type="float" office:value="2951" calcext:value-type="float">
            <text:p>2951</text:p>
          </table:table-cell>
          <table:table-cell table:formula="of:=[.J123]+[.L123]" office:value-type="float" office:value="8041" calcext:value-type="float">
            <text:p>8041</text:p>
          </table:table-cell>
          <table:table-cell table:style-name="ce3" table:formula="of:=[.G123]/[.M123]" office:value-type="float" office:value="27.9842059445343" calcext:value-type="float">
            <text:p>27.98</text:p>
          </table:table-cell>
          <table:table-cell table:style-name="ce3" table:formula="of:=[.G123]/[.K123]" office:value-type="float" office:value="143.416826003824" calcext:value-type="float">
            <text:p>143.42</text:p>
          </table:table-cell>
        </table:table-row>
        <table:table-row table:style-name="ro1" table:number-rows-repeated="10484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C2:Sheet1.O123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2:01:50.907782250</meta:creation-date>
    <dc:date>2018-01-31T23:01:58.630216570</dc:date>
    <meta:editing-duration>PT19M27S</meta:editing-duration>
    <meta:editing-cycles>1</meta:editing-cycles>
    <meta:document-statistic meta:table-count="1" meta:cell-count="1582" meta:object-count="0"/>
    <meta:generator>LibreOffice/5.1.6.2$Linux_X86_64 LibreOffice_project/10m0$Build-2</meta:generator>
  </office:meta>
</office:document-meta>
</file>